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97a3"/>
    </style:style>
    <style:style style:name="T1" style:family="text">
      <style:text-properties officeooo:rsid="000997a3"/>
    </style:style>
    <style:style style:name="T2" style:family="text">
      <style:text-properties officeooo:rsid="00099d3d"/>
    </style:style>
    <style:style style:name="T3" style:family="text">
      <style:text-properties officeooo:rsid="000a95ce"/>
    </style:style>
    <style:style style:name="T4" style:family="text">
      <style:text-properties officeooo:rsid="000a96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<text:span text:style-name="T1">2G编译流水帐</text:span></text:p>
      <text:p text:style-name="P1"><text:span text:style-name="T1">1.搭建准备环境</text:span></text:p>
      <text:p text:style-name="P1"><text:span text:style-name="T1"><text:tab/>操作系统：Ubuntu </text:span><text:span text:style-name="T2">12.04 6</text:span><text:span text:style-name="T3">4bit</text:span></text:p>
      <text:p text:style-name="P1"><text:span text:style-name="T2"><text:s text:c="6"/>硬件条件：内存大于</text:span><text:span text:style-name="T4">4gb，如果不大于4bg需自己增加swap分区使之加起来大于4gb</text:span></text:p>
      <text:p text:style-name="P1"><text:span text:style-name="T4"><text:s text:c="6"/></text:span></text:p>
      <text:p text:style-name="P1"><text:span text:style-name="T1">2.下载源码</text:span></text:p>
      <text:p text:style-name="P1"><text:span text:style-name="T1"/></text:p>
      <text:p text:style-name="P1"><text:span text:style-name="T1">3.配置编译</text:span></text:p>
      <text:p text:style-name="P1"><text:span text:style-name="T1">4.编译过程遇到的常见问题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sy2ubuntu </meta:initial-creator>
    <meta:creation-date>2013-04-09T22:23:18</meta:creation-date>
    <dc:date>2013-04-09T22:29:16</dc:date>
    <dc:creator>easy2ubuntu </dc:creator>
    <meta:editing-duration>PT2M54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1" meta:paragraph-count="8" meta:word-count="76" meta:character-count="119" meta:non-whitespace-character-count="104"/>
  </office:meta>
</office:document-meta>
</file>